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efe3" officeooo:paragraph-rsid="0003efe3"/>
    </style:style>
    <style:style style:name="P2" style:family="paragraph" style:parent-style-name="Standard">
      <style:text-properties fo:font-weight="normal" officeooo:rsid="0003f0e2" officeooo:paragraph-rsid="0003f0e2" style:font-weight-asian="normal" style:font-weight-complex="normal"/>
    </style:style>
    <style:style style:name="P3" style:family="paragraph" style:parent-style-name="Standard">
      <style:text-properties style:font-name="Arial" fo:font-size="14pt" fo:font-weight="bold" officeooo:rsid="0003efe3" officeooo:paragraph-rsid="0003efe3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officeooo:rsid="0003efe3" officeooo:paragraph-rsid="0003efe3"/>
    </style:style>
    <style:style style:name="P5" style:family="paragraph" style:parent-style-name="Standard">
      <style:text-properties style:font-name="Arial" officeooo:rsid="0003f0e2" officeooo:paragraph-rsid="0003f0e2"/>
    </style:style>
    <style:style style:name="P6" style:family="paragraph" style:parent-style-name="Standard" style:list-style-name="L1">
      <style:text-properties style:font-name="Arial" officeooo:rsid="0003efe3" officeooo:paragraph-rsid="0003efe3"/>
    </style:style>
    <style:style style:name="P7" style:family="paragraph" style:parent-style-name="Standard" style:list-style-name="L1">
      <style:text-properties style:font-name="Arial" officeooo:rsid="0005491d" officeooo:paragraph-rsid="0005491d"/>
    </style:style>
    <style:style style:name="P8" style:family="paragraph" style:parent-style-name="Standard" style:list-style-name="L1">
      <style:text-properties style:font-name="Arial" officeooo:rsid="0003f0e2" officeooo:paragraph-rsid="00068299"/>
    </style:style>
    <style:style style:name="P9" style:family="paragraph" style:parent-style-name="Standard" style:list-style-name="L1">
      <style:text-properties style:font-name="Arial" officeooo:rsid="0003f0e2" officeooo:paragraph-rsid="0003f0e2"/>
    </style:style>
    <style:style style:name="P10" style:family="paragraph" style:parent-style-name="Standard" style:list-style-name="L1">
      <style:text-properties style:font-name="Arial" officeooo:rsid="0003f0e2" officeooo:paragraph-rsid="0005491d"/>
    </style:style>
    <style:style style:name="P11" style:family="paragraph" style:parent-style-name="Standard" style:list-style-name="L1">
      <style:text-properties style:font-name="Arial" fo:font-weight="normal" officeooo:rsid="0005491d" officeooo:paragraph-rsid="0005491d" style:font-weight-asian="normal" style:font-weight-complex="normal"/>
    </style:style>
    <style:style style:name="P12" style:family="paragraph" style:parent-style-name="Standard" style:list-style-name="L1">
      <style:text-properties style:font-name="Arial" fo:font-weight="normal" officeooo:rsid="0003f0e2" officeooo:paragraph-rsid="0003f0e2" style:font-weight-asian="normal" style:font-weight-complex="normal"/>
    </style:style>
    <style:style style:name="T1" style:family="text">
      <style:text-properties officeooo:rsid="0003f0e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5491d"/>
    </style:style>
    <style:style style:name="T5" style:family="text">
      <style:text-properties officeooo:rsid="00068299"/>
    </style:style>
    <style:style style:name="T6" style:family="text">
      <style:text-properties style:text-underline-style="solid" style:text-underline-width="auto" style:text-underline-color="font-color" officeooo:rsid="00068299"/>
    </style:style>
    <style:style style:name="T7" style:family="text">
      <style:text-properties style:font-name="Arial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068299"/>
    </style:style>
    <style:style style:name="T10" style:family="text">
      <style:text-properties style:text-underline-style="none" officeooo:rsid="000549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icherheitsregeln im <text:span text:style-name="T5">Silbersee </text:span>Dojo</text:p>
      <text:p text:style-name="P4"/>
      <text:p text:style-name="P4"/>
      <text:p text:style-name="P4">Zur Sicherheit aller Übenden müssen die folgenden Sicherheitsregeln im Dojo konsequent eingehalten werden!</text:p>
      <text:p text:style-name="P4"/>
      <text:p text:style-name="P4">Es gilt die Sicherheitsordnung des Deutschen Kyudobundes in der jeweils gültigen Fassung</text:p>
      <text:p text:style-name="P1"><text:a xlink:type="simple" xlink:href="http://www.dkyub.de/" text:style-name="Internet_20_link" text:visited-style-name="Visited_20_Internet_20_Link"><text:span text:style-name="T7">www.dkyub.de</text:span></text:a><text:span text:style-name="T7"> -&gt;Regelwerk</text:span></text:p>
      <text:p text:style-name="P4"/>
      <text:p text:style-name="P4">Das Dojo ist gemäß den Richtlinien des DkyuB eingerichtet.</text:p>
      <text:p text:style-name="P4"/>
      <text:p text:style-name="P5">Das Gerät der Schützen muss einwandfrei sein, insbesondere Pfeilschäfte und Nocken.</text:p>
      <text:p text:style-name="P5">Im Zweifelsfall muss der Übungsleiter befragt werden.</text:p>
      <text:p text:style-name="P4"/>
      <text:list xml:id="list2835725169" text:style-name="L1">
        <text:list-item>
          <text:p text:style-name="P6">Weisungsbefugt und verantwortlich sind für den regulären Trainingsbetrieb der Übungsleiter, in dessen Abwesenheit der jeweils rangälteste Kyudoka. Seinen Anweisungen ist Folge zu leisten.</text:p>
        </text:list-item>
        <text:list-item>
          <text:p text:style-name="P6">Zum Umkleiden immer hinter der Schutzwand aus Holz bleiben, nicht über den Pfeilholergang (Yatori michi) auf das Schussfeld treten oder um die Ecke schauen!</text:p>
        </text:list-item>
        <text:list-item>
          <text:p text:style-name="P6">Den <text:span text:style-name="T1">Bogen </text:span>bitte in den Ständern am Schornstein abstellen, Pfeile in den Pfeilständer, <text:span text:style-name="T1">sonstiges Material auf den Tisch ablegen.</text:span></text:p>
        </text:list-item>
        <text:list-item>
          <text:p text:style-name="P6">Während des Schießbetriebs darf die Shai nicht überschritten werden, der Raum zwischen Honza und Shai muss frei bleiben. Ausgenommen sind Übungsleiter und Korrekturpartner.</text:p>
        </text:list-item>
        <text:list-item>
          <text:p text:style-name="P7">Zuschauer können auf den Stühlen oder auf den Tatamis vor der Kamiza Platz nehmen.</text:p>
        </text:list-item>
        <text:list-item>
          <text:p text:style-name="P6">Jedes Aufziehen des Bogens mit eingenocktem Pfeil hat grundsätzlich in Richtung Makiwara oder Mato zu erfolgen. Niemand darf gefährdet werden.</text:p>
        </text:list-item>
        <text:list-item>
          <text:p text:style-name="P8">Die <text:span text:style-name="T8">Yatori</text:span> <text:s/>(Pfeilholer) sammeln sich <text:span text:style-name="T6">immer hinter der Honza, </text:span><text:span text:style-name="T9">wenn die Makiwaras nicht benutzt werden, auch </text:span><text:span text:style-name="T10">an der linken Seite </text:span><text:span text:style-name="T8">neben oder kurz vor </text:span>der Shai<text:span text:style-name="T5">.</text:span> Nach ihrem Klatschen erfolgt die Aufforderung zum Holen der Pfeile durch das <text:span text:style-name="T2">„Bitte“</text:span> oder „Onegai shimasu“ der Übenden. Diese Aufforderung kann nur dann erteilt werden, wenn kein Schütze den Bogen angehoben hat. Derjenige, d<text:span text:style-name="T5">er</text:span> das Komm<text:span text:style-name="T4">a</text:span>ndo „Bitte“ gibt, muss alle Schützen übersehen.</text:p>
        </text:list-item>
        <text:list-item>
          <text:p text:style-name="P9">Nach dem Klatschen der Yatori darf kein Bogen mehr gehoben werden. Die Schützen warten im D<text:span text:style-name="T4">o</text:span>zukuri oder Yugamae, bis der Schießbereich freigegeben ist.</text:p>
        </text:list-item>
        <text:list-item>
          <text:p text:style-name="P10">Die Freigabe erfolgt durch den letzten Yatori durch den Ruf <text:span text:style-name="T2">„Frei“</text:span><text:span text:style-name="T3">,</text:span> wenn dieser das Dojo hinter der Holzwand wieder betritt<text:span text:style-name="T3">.</text:span></text:p>
        </text:list-item>
        <text:list-item>
          <text:p text:style-name="P11">Entsprechend wartet ein Kyudoka, der sich während das Trainings im Umkleidebereich aufgehalten hat, mit dem Betreten den Dojos, bis alle Schützen abgeschossen haben.</text:p>
        </text:list-item>
        <text:list-item>
          <text:p text:style-name="P12">Bei Querschlägern wird entsprechend verfahren.</text:p>
        </text:list-item>
        <text:list-item>
          <text:p text:style-name="P12">Nach dem Uchiokoshi des benachbarten Makiwaraschützen muss mit dem Herausziehen des Pfeils so lange gewartet werden, bis dieser abgeschossen hat. Der Schütze wartet an der Abschusslinie oder tritt 3 Schritte zurück.</text:p>
        </text:list-item>
      </text:list>
      <text:p text:style-name="P2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02-11T21:38:27.907000000</meta:creation-date>
    <dc:date>2015-03-24T14:46:00.981000000</dc:date>
    <meta:editing-duration>PT12M50S</meta:editing-duration>
    <meta:editing-cycles>2</meta:editing-cycles>
    <meta:generator>LibreOffice/7.1.1.2$Windows_X86_64 LibreOffice_project/fe0b08f4af1bacafe4c7ecc87ce55bb426164676</meta:generator>
    <meta:print-date>2015-03-24T14:45:07.403000000</meta:print-date>
    <meta:document-statistic meta:table-count="0" meta:image-count="0" meta:object-count="0" meta:page-count="1" meta:paragraph-count="19" meta:word-count="363" meta:character-count="2467" meta:non-whitespace-character-count="2134"/>
  </office:meta>
</office:document-meta>
</file>